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a849"/>
    </style:style>
    <style:style style:name="P2" style:family="paragraph" style:parent-style-name="Standard">
      <style:text-properties fo:font-size="14pt" officeooo:paragraph-rsid="000ca849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paragraph-rsid="000ca849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sercizio</text:span></text:span><text:span text:style-name="T1">. </text:span></text:p>
      <text:p text:style-name="P2"/>
      <text:p text:style-name="P3">Si tracci il diagramma ER considerando come realtà da rappresentare quella di un consorzio di aziende agricole; al consorzio partecipano varie aziende agricole tutte caratterizzate da un nome, una partita iva, un indirizzo mail. Le aziende agricole possono avere produzione di verdure, produzione di frutta, allevamento di animali o una combinazione di queste tipologie.<text:line-break/>Le aziende agricole che producono frutta e/o verdura hanno dei campi, ogni campo è caratterizzato da: dimensione, indirizzo, tipo di coltura, tutti i campi sono coltivati.<text:line-break/>Le aziende agricole che hanno allevamenti hanno dei recinti, ogni recinto è caratterizzato da: dimensione, indirizzo, tipologia (pascolo erboso, terra, laghetto,…), tipologia di animali che vi sono allevati, alcuni recinti potrebbero non essere utilizzati.<text:line-break/>All’interno di alcuni recinti ci possono essere delle stalle, le stalle sono caratterizzate dalla dimensione e dal materiale di costruzion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08:02:41.716000000</meta:creation-date>
    <dc:date>2022-09-27T08:45:58.650000000</dc:date>
    <meta:editing-duration>PT3H34M11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" meta:word-count="135" meta:character-count="952" meta:non-whitespace-character-count="817"/>
  </office:meta>
</office:document-meta>
</file>